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ec times First two func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m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No parall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86" calcext:value-type="float">
            <text:p>61.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020" calcext:value-type="float">
            <text:p>1020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ayMarching::calculateRays(Particle_t*,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020" calcext:value-type="float">
            <text:p>102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ayMarching::calculateWeights(Particle_t*,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.15" calcext:value-type="float">
            <text:p>64.1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59.03" calcext:value-type="float">
            <text:p>359.0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562" calcext:value-type="float">
            <text:p>562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.35" calcext:value-type="float">
            <text:p>54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59.49" calcext:value-type="float">
            <text:p>259.4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493" calcext:value-type="float">
            <text:p>49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8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54" calcext:value-type="float">
            <text:p>61.5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h bigger chunk size, too much lag and no improv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has no sense, n° of iterations is fixed (N_RAYS_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and guided presents segfau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.24" calcext:value-type="float">
            <text:p>60.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1.27" calcext:value-type="float">
            <text:p>1.27</text:p>
          </table:table-cell>
          <table:table-cell office:value-type="float" office:value="0.27" calcext:value-type="float">
            <text:p>0.27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6.76" calcext:value-type="float">
            <text:p>76.76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94" calcext:value-type="float">
            <text:p>1.94</text:p>
          </table:table-cell>
          <table:table-cell office:value-type="float" office:value="0.09" calcext:value-type="float">
            <text:p>0.09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dynamic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.08" calcext:value-type="float">
            <text:p>71.08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.88" calcext:value-type="float">
            <text:p>1.88</text:p>
          </table:table-cell>
          <table:table-cell office:value-type="float" office:value="0.16" calcext:value-type="float">
            <text:p>0.16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guided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0.82" calcext:value-type="float">
            <text:p>80.82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.11" calcext:value-type="float">
            <text:p>2.11</text:p>
          </table:table-cell>
          <table:table-cell office:value-type="float" office:value="0.13" calcext:value-type="float">
            <text:p>0.13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.27" calcext:value-type="float">
            <text:p>73.27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69" calcext:value-type="float">
            <text:p>1.69</text:p>
          </table:table-cell>
          <table:table-cell office:value-type="float" office:value="0.1" calcext:value-type="float">
            <text:p>0.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, unroll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418.9" calcext:value-type="float">
            <text:p>418.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45" calcext:value-type="float">
            <text:p>0.45</text:p>
          </table:table-cell>
          <table:table-cell office:value-type="float" office:value="0.07" calcext:value-type="float">
            <text:p>0.0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8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.75" calcext:value-type="float">
            <text:p>68.75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880.01" calcext:value-type="float">
            <text:p>880.01</text:p>
          </table:table-cell>
          <table:table-cell office:value-type="float" office:value="899.81" calcext:value-type="float">
            <text:p>899.8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96" calcext:value-type="float">
            <text:p>0.96</text:p>
          </table:table-cell>
          <table:table-cell office:value-type="float" office:value="0.08" calcext:value-type="float">
            <text:p>0.08</text:p>
          </table:table-cell>
          <table:table-cell office:value-type="float" office:value="1011" calcext:value-type="float">
            <text:p>101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yMarching::calculateWeights(Particle_t*,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, critical section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.24" calcext:value-type="float">
            <text:p>63.24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430.01" calcext:value-type="float">
            <text:p>430.01</text:p>
          </table:table-cell>
          <table:table-cell office:value-type="float" office:value="468.8" calcext:value-type="float">
            <text:p>468.8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RayMarching::calculateWeig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5:38:03.759283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1:26:17.712006335</meta:creation-date>
    <dc:date>2023-10-08T15:55:45.012500623</dc:date>
    <meta:editing-duration>PT1H31M45S</meta:editing-duration>
    <meta:editing-cycles>27</meta:editing-cycles>
    <meta:generator>LibreOffice/6.4.7.2$Linux_X86_64 LibreOffice_project/40$Build-2</meta:generator>
    <meta:document-statistic meta:table-count="1" meta:cell-count="196" meta:object-count="0"/>
  </office:meta>
</office:document-meta>
</file>